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03d3e" officeooo:paragraph-rsid="00003d3e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03d3e" officeooo:paragraph-rsid="00003d3e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03d3e" officeooo:paragraph-rsid="00003d3e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22af8" officeooo:paragraph-rsid="00022af8" style:font-weight-asian="bold" style:font-weight-complex="bold"/>
    </style:style>
    <style:style style:name="P5" style:family="paragraph" style:parent-style-name="Standard">
      <style:text-properties officeooo:rsid="00022af8" officeooo:paragraph-rsid="00022af8"/>
    </style:style>
    <style:style style:name="P6" style:family="paragraph" style:parent-style-name="Standard">
      <style:text-properties officeooo:rsid="00022af8" officeooo:paragraph-rsid="00022af8"/>
    </style:style>
    <style:style style:name="P7" style:family="paragraph" style:parent-style-name="Standard">
      <style:text-properties officeooo:rsid="0002417d" officeooo:paragraph-rsid="0002417d"/>
    </style:style>
    <style:style style:name="P8" style:family="paragraph" style:parent-style-name="Standard">
      <style:text-properties officeooo:rsid="00003d3e" officeooo:paragraph-rsid="00003d3e"/>
    </style:style>
    <style:style style:name="P9" style:family="paragraph" style:parent-style-name="Text_20_body" style:list-style-name="L2">
      <style:text-properties officeooo:paragraph-rsid="00003d3e"/>
    </style:style>
    <style:style style:name="P10" style:family="paragraph" style:parent-style-name="Text_20_body" style:list-style-name="L3"/>
    <style:style style:name="P11" style:family="paragraph" style:parent-style-name="Text_20_body" style:list-style-name="L2">
      <style:paragraph-properties fo:margin-top="0in" fo:margin-bottom="0in" style:contextual-spacing="false"/>
    </style:style>
    <style:style style:name="P12" style:family="paragraph" style:parent-style-name="Text_20_body" style:list-style-name="L3">
      <style:paragraph-properties fo:margin-top="0in" fo:margin-bottom="0in" style:contextual-spacing="false"/>
    </style:style>
    <style:style style:name="P13" style:family="paragraph" style:parent-style-name="Text_20_body">
      <style:paragraph-properties fo:margin-left="0in" fo:margin-right="0in" fo:text-indent="0in" style:auto-text-indent="false"/>
      <style:text-properties officeooo:rsid="00003d3e" officeooo:paragraph-rsid="00003d3e"/>
    </style:style>
    <style:style style:name="P14" style:family="paragraph" style:parent-style-name="List_20_Contents" style:list-style-name="L1">
      <style:text-properties officeooo:rsid="00003d3e" officeooo:paragraph-rsid="00003d3e"/>
    </style:style>
    <style:style style:name="T1" style:family="text">
      <style:text-properties officeooo:rsid="00022af8"/>
    </style:style>
    <style:style style:name="T2" style:family="text">
      <style:text-properties officeooo:rsid="0002417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sign Time Governance Lab Outline</text:p>
      <text:p text:style-name="P1"/>
      <text:p text:style-name="P1"/>
      <text:p text:style-name="P3">Design Time Governance Overview</text:p>
      <text:p text:style-name="P1"/>
      <text:p text:style-name="P1">S-RAMP</text:p>
      <text:list xml:id="list8820124177199194040" text:style-name="L1">
        <text:list-item>
          <text:p text:style-name="P14">SOA Repository Artifact Model and Protocol (based on the OASIS standard) </text:p>
        </text:list-item>
      </text:list>
      <text:list xml:id="list2917701457403097725" text:style-name="L2">
        <text:list-item>
          <text:p text:style-name="P11">Artifact repository </text:p>
          <text:list>
            <text:list-item>
              <text:p text:style-name="P11">Built on top of ModeShape </text:p>
            </text:list-item>
            <text:list-item>
              <text:p text:style-name="P11">Stores artifact content and meta-data including: </text:p>
              <text:list>
                <text:list-item>
                  <text:p text:style-name="P11">Core properties (name, description, version, etc) </text:p>
                </text:list-item>
                <text:list-item>
                  <text:p text:style-name="P11">Custom ad-hoc properties (name-value) </text:p>
                </text:list-item>
                <text:list-item>
                  <text:p text:style-name="P11">Relationships between artifacts </text:p>
                </text:list-item>
                <text:list-item>
                  <text:p text:style-name="P11">Hierarchical tagging system called Classifiers </text:p>
                </text:list-item>
              </text:list>
            </text:list-item>
            <text:list-item>
              <text:p text:style-name="P11">Rich XPath-like query language to search the repository </text:p>
            </text:list-item>
            <text:list-item>
              <text:p text:style-name="P11">Atom based REST API </text:p>
            </text:list-item>
            <text:list-item>
              <text:p text:style-name="P11">Automatic decomposition of artifacts based on type </text:p>
              <text:list>
                <text:list-item>
                  <text:p text:style-name="P11">Built in support for common S-RAMP types (XSD, WSDL, etc) </text:p>
                </text:list-item>
                <text:list-item>
                  <text:p text:style-name="P11">Extensible to support additional types (Teiid VDB, switchyard.xml, etc) </text:p>
                </text:list-item>
              </text:list>
            </text:list-item>
          </text:list>
        </text:list-item>
        <text:list-item>
          <text:p text:style-name="P11">Command Line Interface </text:p>
          <text:list>
            <text:list-item>
              <text:p text:style-name="P11">Supports interactive and batch modes </text:p>
            </text:list-item>
            <text:list-item>
              <text:p text:style-name="P11">Built-in commands to manage and search for artifacts in the repository </text:p>
            </text:list-item>
            <text:list-item>
              <text:p text:style-name="P11">Extensible to allow contributing custom commands </text:p>
            </text:list-item>
          </text:list>
        </text:list-item>
        <text:list-item>
          <text:p text:style-name="P11">Maven integration </text:p>
          <text:list>
            <text:list-item>
              <text:p text:style-name="P11">Can "mvn deploy" a deployment artifact directly into S-RAMP </text:p>
            </text:list-item>
            <text:list-item>
              <text:p text:style-name="P11">Able to use S-RAMP artifacts as dependencies in maven projects </text:p>
            </text:list-item>
          </text:list>
        </text:list-item>
        <text:list-item>
          <text:p text:style-name="P11">Web UI </text:p>
          <text:list>
            <text:list-item>
              <text:p text:style-name="P11">Based on Errai 2.4 </text:p>
            </text:list-item>
            <text:list-item>
              <text:p text:style-name="P11">Allows granular management of content in the repository </text:p>
            </text:list-item>
            <text:list-item>
              <text:p text:style-name="P9">Can be used to manipulate all artifact meta-data </text:p>
            </text:list-item>
          </text:list>
        </text:list-item>
      </text:list>
      <text:p text:style-name="P13">Design Time Governance</text:p>
      <text:list xml:id="list4995158495599912177" text:style-name="L3">
        <text:list-item>
          <text:p text:style-name="P12">Built on top of the S-RAMP artifact repository </text:p>
        </text:list-item>
        <text:list-item>
          <text:p text:style-name="P12">Supports triggering Governance Workflows based on repository changes </text:p>
          <text:list>
            <text:list-item>
              <text:p text:style-name="P12">Embeds jBPM 6 to support workflow execution </text:p>
            </text:list-item>
            <text:list-item>
              <text:p text:style-name="P12">Maps an S-RAMP query to a workflow definition </text:p>
            </text:list-item>
          </text:list>
        </text:list-item>
        <text:list-item>
          <text:p text:style-name="P12">Includes an out-of-the-box Governance Workflow to handle Deployment Lifecycle Management </text:p>
        </text:list-item>
        <text:list-item>
          <text:p text:style-name="P12">Implements several REST services to support Governance Workflows </text:p>
          <text:list>
            <text:list-item>
              <text:p text:style-name="P12">General purpose Notification (email) Service </text:p>
            </text:list-item>
            <text:list-item>
              <text:p text:style-name="P12">Artifact meta-data Update Service (used to add meta-data to the S-RAMP artifact being governed) </text:p>
            </text:list-item>
            <text:list-item>
              <text:p text:style-name="P12">Deployment Service used to deploy binary artifacts into runtime EAP systems </text:p>
              <text:list>
                <text:list-item>
                  <text:p text:style-name="P12">Supports RHQ </text:p>
                </text:list-item>
                <text:list-item>
                  <text:p text:style-name="P12">Supports JBoss AS CLI </text:p>
                </text:list-item>
                <text:list-item>
                  <text:p text:style-name="P12">Supports direct file copying </text:p>
                </text:list-item>
                <text:list-item>
                  <text:p text:style-name="P12"><text:soft-page-break/>Can also deploy into a Maven repository </text:p>
                </text:list-item>
                <text:list-item>
                  <text:p text:style-name="P12">Supports multiple, configurable logical deployment targets (for example, DEV, TEST, PROD) </text:p>
                </text:list-item>
              </text:list>
            </text:list-item>
          </text:list>
        </text:list-item>
        <text:list-item>
          <text:p text:style-name="P12">Web UI </text:p>
          <text:list>
            <text:list-item>
              <text:p text:style-name="P12">Includes a Task Inbox for human tasks created by the Governance Workflows </text:p>
            </text:list-item>
            <text:list-item>
              <text:p text:style-name="P12">Provides a UI specific to the Deployment Lifecycle Governance Workflow </text:p>
              <text:list>
                <text:list-item>
                  <text:p text:style-name="P12">Can drill into a deployment to see its contents </text:p>
                </text:list-item>
                <text:list-item>
                  <text:p text:style-name="P12">Shows the change history for a deployment </text:p>
                </text:list-item>
                <text:list-item>
                  <text:p text:style-name="P10">Provides a way to see which deployments are deployed to which environments </text:p>
                </text:list-item>
              </text:list>
            </text:list-item>
          </text:list>
        </text:list-item>
      </text:list>
      <text:p text:style-name="P1"/>
      <text:p text:style-name="P3">Design Time Governance Objectives</text:p>
      <text:p text:style-name="P1"/>
      <text:p text:style-name="P5">Review and Deploy Default Workflow</text:p>
      <text:p text:style-name="P5">Review Configuration and Deploy Application</text:p>
      <text:p text:style-name="P5">Review and follow the DTGov Workflow with the Application</text:p>
      <text:p text:style-name="P1"/>
      <text:p text:style-name="P4">Lab Steps</text:p>
      <text:p text:style-name="P1"/>
      <text:p text:style-name="P5"><text:span text:style-name="T2">Step 1: </text:span>Review Default Workflow in JBDS</text:p>
      <text:p text:style-name="P7">a. Import the Project into JBDS</text:p>
      <text:p text:style-name="P7">b. Examine the Simple Process BPMN file for the workflow</text:p>
      <text:p text:style-name="P7">c. Success?</text:p>
      <text:p text:style-name="P1"><text:span text:style-name="T2">Step 2: </text:span>Deploy Default Workflow</text:p>
      <text:p text:style-name="P7">a. Deploy the default workflow from the Command Line</text:p>
      <text:p text:style-name="P7">b. Deploy the default workflow from JBDS</text:p>
      <text:p text:style-name="P7">c. Review the console log for the deployed workflow</text:p>
      <text:p text:style-name="P7">d. Review the DTGov UI</text:p>
      <text:p text:style-name="P7">e. Success?</text:p>
      <text:p text:style-name="P1"><text:span text:style-name="T2">Step 3: </text:span>Review <text:span text:style-name="T1">DTGov </text:span>UI</text:p>
      <text:p text:style-name="P7">a. Review the S-RAMP UI</text:p>
      <text:p text:style-name="P7">b. Review the DTGov UI and note the Task Inbox/Deployments. </text:p>
      <text:p text:style-name="P7">c. Success?</text:p>
      <text:p text:style-name="P1"><text:span text:style-name="T2">Step 4: </text:span>Modify POM for Distribution Management <text:span text:style-name="T2">for the Application</text:span></text:p>
      <text:p text:style-name="P7">a. Modify the POM for distribution Management</text:p>
      <text:p text:style-name="P7">b. Modify the POM for the S-RAMP username/password</text:p>
      <text:p text:style-name="P7">c. Success?</text:p>
      <text:p text:style-name="P1"><text:span text:style-name="T2">Step 5: </text:span>Create Link for Production</text:p>
      <text:p text:style-name="P7">a. Create the link from the command line for production</text:p>
      <text:p text:style-name="P7">b. Success?</text:p>
      <text:p text:style-name="P5"><text:span text:style-name="T2">Step 6: </text:span>Create S-RAMP username/password <text:span text:style-name="T2">in settings.xml</text:span></text:p>
      <text:p text:style-name="P1"><text:span text:style-name="T2">Step 7: </text:span>Deploy Application <text:span text:style-name="T1">to S-RAMP</text:span></text:p>
      <text:p text:style-name="P7">a. Deploy the Application from the command line</text:p>
      <text:p text:style-name="P7">b. Success?</text:p>
      <text:p text:style-name="P1"><text:span text:style-name="T2">Step 8: </text:span>Walk through Workflow</text:p>
      <text:p text:style-name="P7">a. Pass the deployment in Dev</text:p>
      <text:p text:style-name="P7">b. Pass the deployment in QA</text:p>
      <text:p text:style-name="P7">c. Pass the deployment in Stage (At this point the App is deployed)</text:p>
      <text:p text:style-name="P7">d. Verify the Application</text:p>
      <text:p text:style-name="P7"><text:soft-page-break/>d. Pass the deployment in Production</text:p>
      <text:p text:style-name="P7">e. Success?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1T09:55:56.758074682</meta:creation-date>
    <dc:date>2014-03-26T00:17:06.994363899</dc:date>
    <meta:editing-duration>PT7M33S</meta:editing-duration>
    <meta:editing-cycles>2</meta:editing-cycles>
    <meta:generator>LibreOffice/4.1.5.3$Linux_X86_64 LibreOffice_project/410$Build-3</meta:generator>
    <meta:document-statistic meta:table-count="0" meta:image-count="0" meta:object-count="0" meta:page-count="3" meta:paragraph-count="85" meta:word-count="583" meta:character-count="3552" meta:non-whitespace-character-count="3053"/>
  </office:meta>
</office:document-meta>
</file>